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2cd0"/>
    </style:style>
    <style:style style:name="P2" style:family="paragraph" style:parent-style-name="Standard">
      <style:text-properties officeooo:rsid="000c6122" officeooo:paragraph-rsid="000c6122"/>
    </style:style>
    <style:style style:name="P3" style:family="paragraph" style:parent-style-name="Standard">
      <style:text-properties officeooo:rsid="0018233c" officeooo:paragraph-rsid="0018233c"/>
    </style:style>
    <style:style style:name="P4" style:family="paragraph" style:parent-style-name="Text_20_body">
      <style:paragraph-properties fo:break-before="page"/>
      <style:text-properties officeooo:rsid="0018233c" officeooo:paragraph-rsid="0018233c"/>
    </style:style>
    <style:style style:name="P5" style:family="paragraph" style:parent-style-name="Text_20_body">
      <style:paragraph-properties fo:padding="0cm" fo:border="none"/>
    </style:style>
    <style:style style:name="P6" style:family="paragraph" style:parent-style-name="Standard">
      <style:text-properties officeooo:rsid="0018233c" officeooo:paragraph-rsid="0018233c"/>
    </style:style>
    <style:style style:name="P7" style:family="paragraph" style:parent-style-name="Standard">
      <style:text-properties officeooo:rsid="001eff79" officeooo:paragraph-rsid="001eff79"/>
    </style:style>
    <style:style style:name="P8" style:family="paragraph" style:parent-style-name="Text_20_body" style:list-style-name="L1">
      <style:paragraph-properties fo:padding="0cm" fo:border="none"/>
    </style:style>
    <style:style style:name="T1" style:family="text">
      <style:text-properties officeooo:rsid="00092f41"/>
    </style:style>
    <style:style style:name="T2" style:family="text">
      <style:text-properties officeooo:rsid="000a2cd0"/>
    </style:style>
    <style:style style:name="T3" style:family="text">
      <style:text-properties officeooo:rsid="0016ada7"/>
    </style:style>
    <style:style style:name="T4" style:family="text">
      <style:text-properties officeooo:rsid="0022270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共识（orderer）节点：<text:span text:style-name="T1">order.regulartor.com</text:span></text:p>
      <text:p text:style-name="Standard"/>
      <text:p text:style-name="Standard">食品原产地生产商节点（peer）：peer<text:span text:style-name="T1">0.pro</text:span><text:span text:style-name="T2">ducer</text:span><text:span text:style-name="T1">.com</text:span></text:p>
      <text:p text:style-name="Standard"><text:tab/>钱包余额（balance）：</text:p>
      <text:p text:style-name="P2"><text:tab/><text:tab/>1、单独的牛</text:p>
      <text:p text:style-name="P2"><text:tab/><text:tab/><text:tab/>入栏的时候录入牛崽的信息（种类、重量以及健康情况）、单独的ID</text:p>
      <text:p text:style-name="P2"><text:tab/><text:tab/>2、牛肉、从哪头牛来的</text:p>
      <text:p text:style-name="P2"><text:tab/><text:tab/><text:tab/>出栏并屠杀分块时，由屠宰处的人员负责记录</text:p>
      <text:p text:style-name="P2"><text:tab/><text:tab/><text:span text:style-name="T3">3、</text:span></text:p>
      <text:p text:style-name="Standard">冷冻加工制造商节点（peer）：peer<text:span text:style-name="T1">0.processor.com</text:span></text:p>
      <text:p text:style-name="Standard">冷链物流服务商节点（peer）：peer<text:span text:style-name="T1">0.logtistics.com</text:span></text:p>
      <text:p text:style-name="Standard">终端零售商节点（peer）：peer<text:span text:style-name="T1">0.retailer.com</text:span></text:p>
      <text:p text:style-name="Standard">监管机构节点（peer）：peer<text:span text:style-name="T1">0.regulartor.com</text:span></text:p>
      <text:p text:style-name="Standard"/>
      <text:p text:style-name="Standard">主体：产品来源（牛）、产品本身（牛肉）：来自哪头牛和包裹、冷链包裹</text:p>
      <text:p text:style-name="Standard"/>
      <text:p text:style-name="Standard"/>
      <text:p text:style-name="Standard"/>
      <text:p text:style-name="Standard"/>
      <text:p text:style-name="P3">养殖信息：{牛ID，养殖人员ID，养殖过错ID，}</text:p>
      <text:p text:style-name="P3"/>
      <text:p text:style-name="P3"/>
      <text:p text:style-name="P7">常用警告信息：The number of args is unqualified! It should be 2.</text:p>
      <text:p text:style-name="P7">createTime, _ := stub.GetTxTimestamp()</text:p>
      <text:p text:style-name="P7"><text:span text:style-name="T4">t</text:span>ime.Unix(int64(createTime.GetSeconds()), int64(createTime.GetNanos())).Local().Format("2006-01-02 15:04:05")</text:p>
      <text:p text:style-name="P7"/>
      <text:p text:style-name="P4">针对“基于区块链的冷链食品溯源项目”的中期检查报告，我们从以下几个方面进行梳理与总结。</text:p>
      <text:p text:style-name="P5">首先，就是本项目的整体进度。我们已经完成了项目的关键性工作——区块链网络的部署，包括一个Orderer共识节点和五个组织分别为食品原产地生产商、冷冻加工制造商、冷链物流服务商、终端零售商、监管机构；每个组织有两个节点peer0和peer1，其中一个是ancher节点，并已经创建了一个通道，让所有节点都成功加入。这些工作为后续业务逻辑实现打下了良好的基础。</text:p>
      <text:p text:style-name="P5">其次，针对项目中使用的技术栈，我们采用了HyperLedger Fabric联盟链进行实现，计划使用Golang编写链码，并且采用Gin+Vue实现前后端系统。这些技术的选择合理，能够确保项目的可扩展性、可维护性和安全性。</text:p>
      <text:p text:style-name="P5">接着，是项目的核心逻辑部分——链码的编写。通过链码的编写，我们将可以实现食品的全生命周期溯源、灵敏度追踪等多种功能，并在此基础上实现溯源信息的实时更新、查询和证明。当前我们正在针对这一部分进行开发。同时，我们也考虑到了链码的测试，以确保代码的质量和稳定性。</text:p>
      <text:p text:style-name="P5">最后，关于接下来的工作计划，我们将继续推进链码编写并完成功能测试。之后，我们将利用fabric-sdk-go和Gin框架，完成后端与前端的交互，实现用户注册、登录、食品追溯信息查询等核心功能。此外，我们也会在此阶段进行细节方面的优化，以完善项目的用户体验和安全性。</text:p>
      <text:p text:style-name="P5">总体而言，针对“基于区块链的冷链食品溯源项目”的中期检查报告，我们已经成功完成了项目的关键性工作——区块链网络的搭建，并顺利进入后续业务逻辑实现阶段。我们会按照计划，着重解决链码部分的开发及测试，并关注细节方面的优化，以确保项目的高效性、稳定性和安全性。</text:p>
      <text:p text:style-name="P3"/>
      <text:p text:style-name="P4">针对您的项目目标，链码部分应该实现以下几个模块：</text:p>
      <text:list xml:id="list3178395274" text:style-name="L1">
        <text:list-item>
          <text:p text:style-name="P8">食品生产商：在生产过程中，需要记录生产的食品信息，如品种、数量、质量等相关信息，并将这些信息写入区块链中的账本。</text:p>
        </text:list-item>
        <text:list-item>
          <text:p text:style-name="P8">冷冻加工制造商：在对食品进行冷冻加工制造时，需要记录加工的食品类型、数量、加工时间等相关信息，并将这些信息写入区块链中的账本。同时，为了确保食品在加工过程中不受损坏，还需要记录加工的温度、湿度等数据。</text:p>
        </text:list-item>
        <text:list-item>
          <text:p text:style-name="P8">冷链物流服务商：在食品运输的过程中，需要记录运输信息，如起点、终点、运输路径、运输时间等。同时，也需要在运输过程中记录食品的温度、湿度等数据，确保食品在运输过程中的安全性和可追溯性。</text:p>
        </text:list-item>
        <text:list-item>
          <text:p text:style-name="P8">终端零售商：在食品流向终端零售商的过程中，需要记录食品的销售信息，如销售日期、销售地点等，并将这些信息写入区块链中的账本。同时，还要记录食品的质量信息，以确保食品符合消费者的需求。</text:p>
        </text:list-item>
        <text:list-item>
          <text:p text:style-name="P8">监管机构：监管机构作为整个流程的监督者，需要记录食品的检验信息。监管机构在对食品进行检验时，将如何对食品进行检验、检验结果等信息写入区块链中的账本。</text:p>
        </text:list-item>
      </text:list>
      <text:p text:style-name="P5">以上账本信息都应该被编写的链码包含，并且需要设计不同组织之间如何交互。例如，生产商将生产的食品信息写入账本后，冷冻加工制造商在接收到食品后可以对食品进行加工和记录相关信息；冷链物流服务商在运送食品时，可以将运输信息和温度湿度等数据写入账本，以供其他组织查询和参考；终端零售商则可以在销售食品时修改账本；监管机构将在整个流程中对食品进行监督，并记录检验信息，确保食品符合安全标准。</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7:14:10.475502204</meta:creation-date>
    <dc:date>2023-05-08T21:35:35.639401467</dc:date>
    <meta:editing-duration>PT14H26M16S</meta:editing-duration>
    <meta:editing-cycles>9</meta:editing-cycles>
    <meta:generator>LibreOffice/7.3.7.2$Linux_X86_64 LibreOffice_project/30$Build-2</meta:generator>
    <meta:document-statistic meta:table-count="0" meta:image-count="0" meta:object-count="0" meta:page-count="3" meta:paragraph-count="30" meta:word-count="1513" meta:character-count="1917" meta:non-whitespace-character-count="1889"/>
  </office:meta>
</office:document-meta>
</file>